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953" officeooo:paragraph-rsid="001b3953"/>
    </style:style>
    <style:style style:name="P2" style:family="paragraph" style:parent-style-name="Standard">
      <style:text-properties style:font-name="Courier 10 Pitch" fo:font-size="10pt" officeooo:rsid="001b3953" officeooo:paragraph-rsid="001b3953" style:font-size-asian="10pt" style:font-size-complex="10pt"/>
    </style:style>
    <style:style style:name="P3" style:family="paragraph" style:parent-style-name="Standard">
      <style:text-properties officeooo:paragraph-rsid="001b3953"/>
    </style:style>
    <style:style style:name="P4" style:family="paragraph" style:parent-style-name="Standard">
      <style:text-properties fo:font-weight="bold" officeooo:rsid="001b3953" officeooo:paragraph-rsid="001b3953" style:font-weight-asian="bold" style:font-weight-complex="bold"/>
    </style:style>
    <style:style style:name="T1" style:family="text">
      <style:text-properties officeooo:rsid="001b3953"/>
    </style:style>
    <style:style style:name="T2" style:family="text">
      <style:text-properties style:font-name="Courier 10 Pitch" fo:font-size="10pt" officeooo:rsid="001b3953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Analysis of the distribution of LTTRs across the P. aeruginosa pangenome</text:p>
      <text:p text:style-name="P4"/>
      <text:p text:style-name="P4"/>
      <text:p text:style-name="P1">1. Perform CD Hit at 80%</text:p>
      <text:p text:style-name="P2">biolinux@biolinux-VirtualBox[cd_hit_80] <text:s/>cd-hit -i galaxy_no_duplicates.fa -o seqs -c 0.8 -n 5 -M 0 </text:p>
      <text:p text:style-name="P2"/>
      <text:p text:style-name="P2">2. Perform Muscle Alignment</text:p>
      <text:p text:style-name="P2">biolinux@biolinux-VirtualBox[cd_hit_80] muscle -in seqs -phyiout reps_muscle </text:p>
      <text:p text:style-name="P2"/>
      <text:p text:style-name="P2">3. Use Phyml online website.</text:p>
      <text:p text:style-name="P2"/>
      <text:p text:style-name="P3"><text:span text:style-name="T2">4. RStudio to manipulate the data from the CD Hit results </text:span>using the dplyr package v0.8.3 and to create <text:span text:style-name="T1">visualisations </text:span>using the</text:p>
      <text:p text:style-name="P2">ggplot2 package v3.2.0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32:15.959776613</meta:creation-date>
    <dc:date>2023-12-01T18:36:14.860612896</dc:date>
    <meta:editing-duration>PT3M59S</meta:editing-duration>
    <meta:editing-cycles>1</meta:editing-cycles>
    <meta:document-statistic meta:table-count="0" meta:image-count="0" meta:object-count="0" meta:page-count="1" meta:paragraph-count="8" meta:word-count="69" meta:character-count="478" meta:non-whitespace-character-count="413"/>
    <meta:generator>LibreOffice/7.3.7.2$Linux_X86_64 LibreOffice_project/30$Build-2</meta:generator>
  </office:meta>
</office:document-meta>
</file>